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F16" svg:font-family="F16"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20.108cm" fo:margin-left="-1.471cm" table:align="left"/>
    </style:style>
    <style:style style:name="Tableau1.A" style:family="table-column">
      <style:table-column-properties style:column-width="3.646cm"/>
    </style:style>
    <style:style style:name="Tableau1.B" style:family="table-column">
      <style:table-column-properties style:column-width="0.949cm"/>
    </style:style>
    <style:style style:name="Tableau1.C" style:family="table-column">
      <style:table-column-properties style:column-width="4.613cm"/>
    </style:style>
    <style:style style:name="Tableau1.D" style:family="table-column">
      <style:table-column-properties style:column-width="1.376cm"/>
    </style:style>
    <style:style style:name="Tableau1.E" style:family="table-column">
      <style:table-column-properties style:column-width="3.916cm"/>
    </style:style>
    <style:style style:name="Tableau1.F" style:family="table-column">
      <style:table-column-properties style:column-width="1.411cm"/>
    </style:style>
    <style:style style:name="Tableau1.G" style:family="table-column">
      <style:table-column-properties style:column-width="4.198cm"/>
    </style:style>
    <style:style style:name="Tableau1.A1" style:family="table-cell">
      <style:table-cell-properties style:vertical-align="middle" fo:padding="0cm" fo:border="none" style:writing-mode="page"/>
    </style:style>
    <style:style style:name="Tableau1.B1" style:family="table-cell">
      <style:table-cell-properties fo:background-color="#d3d3d3" fo:padding="0cm" fo:border="none" style:writing-mode="page">
        <style:background-image/>
      </style:table-cell-properties>
    </style:style>
    <style:style style:name="Tableau1.D1" style:family="table-cell">
      <style:table-cell-properties fo:background-color="#d3d3d3" fo:padding="0cm" fo:border="none" style:writing-mode="page">
        <style:background-image/>
      </style:table-cell-properties>
    </style:style>
    <style:style style:name="Tableau1.F1" style:family="table-cell">
      <style:table-cell-properties fo:background-color="#d3d3d3" fo:padding="0cm" fo:border="none" style:writing-mode="page">
        <style:background-image/>
      </style:table-cell-properties>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D2" style:family="table-cell">
      <style:table-cell-properties fo:padding="0cm" fo:border="none" style:writing-mode="page"/>
    </style:style>
    <style:style style:name="Tableau1.E2" style:family="table-cell">
      <style:table-cell-properties fo:padding="0cm" fo:border="none" style:writing-mode="page"/>
    </style:style>
    <style:style style:name="Tableau1.F2" style:family="table-cell">
      <style:table-cell-properties fo:padding="0cm" fo:border="none" style:writing-mode="page"/>
    </style:style>
    <style:style style:name="Tableau1.G2" style:family="table-cell">
      <style:table-cell-properties fo:padding="0cm" fo:border="none" style:writing-mode="page"/>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D3" style:family="table-cell">
      <style:table-cell-properties fo:padding="0cm" fo:border="none" style:writing-mode="page"/>
    </style:style>
    <style:style style:name="Tableau1.E3" style:family="table-cell">
      <style:table-cell-properties fo:padding="0cm" fo:border="none" style:writing-mode="page"/>
    </style:style>
    <style:style style:name="Tableau1.F3" style:family="table-cell">
      <style:table-cell-properties fo:padding="0cm" fo:border="none" style:writing-mode="page"/>
    </style:style>
    <style:style style:name="Tableau1.G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D4" style:family="table-cell">
      <style:table-cell-properties fo:padding="0cm" fo:border="none" style:writing-mode="page"/>
    </style:style>
    <style:style style:name="Tableau1.E4" style:family="table-cell">
      <style:table-cell-properties fo:padding="0cm" fo:border="none" style:writing-mode="page"/>
    </style:style>
    <style:style style:name="Tableau1.F4" style:family="table-cell">
      <style:table-cell-properties fo:padding="0cm" fo:border="none" style:writing-mode="page"/>
    </style:style>
    <style:style style:name="Tableau1.G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D5" style:family="table-cell">
      <style:table-cell-properties fo:padding="0cm" fo:border="none" style:writing-mode="page"/>
    </style:style>
    <style:style style:name="Tableau1.E5" style:family="table-cell">
      <style:table-cell-properties fo:padding="0cm" fo:border="none" style:writing-mode="page"/>
    </style:style>
    <style:style style:name="Tableau1.F5" style:family="table-cell">
      <style:table-cell-properties fo:padding="0cm" fo:border="none" style:writing-mode="page"/>
    </style:style>
    <style:style style:name="Tableau1.G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D6" style:family="table-cell">
      <style:table-cell-properties fo:padding="0cm" fo:border="none" style:writing-mode="page"/>
    </style:style>
    <style:style style:name="Tableau1.E6" style:family="table-cell">
      <style:table-cell-properties fo:padding="0cm" fo:border="none" style:writing-mode="page"/>
    </style:style>
    <style:style style:name="Tableau1.F6" style:family="table-cell">
      <style:table-cell-properties fo:padding="0cm" fo:border="none" style:writing-mode="page"/>
    </style:style>
    <style:style style:name="Tableau1.G6" style:family="table-cell">
      <style:table-cell-properties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writing-mode="page"/>
    </style:style>
    <style:style style:name="P1" style:family="paragraph" style:parent-style-name="Standard">
      <style:text-properties officeooo:rsid="0018f8a4" officeooo:paragraph-rsid="0018f8a4"/>
    </style:style>
    <style:style style:name="P2" style:family="paragraph" style:parent-style-name="Standard">
      <style:paragraph-properties fo:text-align="center" style:justify-single-word="false"/>
      <style:text-properties officeooo:rsid="0018f8a4" officeooo:paragraph-rsid="0018f8a4"/>
    </style:style>
    <style:style style:name="P3" style:family="paragraph" style:parent-style-name="Standard">
      <style:paragraph-properties fo:text-align="start" style:justify-single-word="false"/>
      <style:text-properties officeooo:rsid="0018f8a4" officeooo:paragraph-rsid="0018f8a4"/>
    </style:style>
    <style:style style:name="P4" style:family="paragraph" style:parent-style-name="Standard">
      <style:paragraph-properties fo:text-align="center" style:justify-single-word="false"/>
      <style:text-properties fo:color="#2f4f4f" loext:opacity="100%" fo:font-size="16pt" officeooo:rsid="0018f8a4" officeooo:paragraph-rsid="0018f8a4" style:font-size-asian="16pt" style:font-size-complex="16pt"/>
    </style:style>
    <style:style style:name="P5" style:family="paragraph" style:parent-style-name="Standard">
      <style:text-properties officeooo:rsid="001a3837" officeooo:paragraph-rsid="001a3837"/>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4pt" officeooo:paragraph-rsid="0025e4e8" style:font-size-asian="14pt" style:font-size-complex="14pt"/>
    </style:style>
    <style:style style:name="P9" style:family="paragraph" style:parent-style-name="Standard">
      <style:text-properties fo:font-size="14pt" style:text-underline-style="solid" style:text-underline-width="auto" style:text-underline-color="font-color" officeooo:rsid="001a3837" officeooo:paragraph-rsid="001a3837" style:font-size-asian="14pt" style:font-size-complex="14pt"/>
    </style:style>
    <style:style style:name="P10" style:family="paragraph" style:parent-style-name="Standard">
      <style:text-properties fo:font-size="14pt" style:text-underline-style="solid" style:text-underline-width="auto" style:text-underline-color="font-color" officeooo:rsid="0023eb36" officeooo:paragraph-rsid="0023eb36" style:font-size-asian="14pt" style:font-size-complex="14pt"/>
    </style:style>
    <style:style style:name="P11" style:family="paragraph" style:parent-style-name="Standard">
      <style:text-properties fo:font-size="14pt" style:text-underline-style="none" officeooo:rsid="0023eb36" officeooo:paragraph-rsid="0025e4e8" style:font-size-asian="14pt" style:font-size-complex="14pt"/>
    </style:style>
    <style:style style:name="P12" style:family="paragraph" style:parent-style-name="Standard">
      <style:text-properties fo:font-size="14pt" style:text-underline-style="none" officeooo:rsid="00271b85" officeooo:paragraph-rsid="00271b85" style:font-size-asian="14pt" style:font-size-complex="14pt"/>
    </style:style>
    <style:style style:name="P13" style:family="paragraph" style:parent-style-name="Standard">
      <style:text-properties fo:font-size="12pt" style:text-underline-style="none" officeooo:rsid="001a3837" officeooo:paragraph-rsid="001a3837" style:font-size-asian="10.5pt" style:font-size-complex="12pt"/>
    </style:style>
    <style:style style:name="P14" style:family="paragraph" style:parent-style-name="Standard">
      <style:text-properties fo:font-size="12pt" style:text-underline-style="none" officeooo:rsid="00211595" officeooo:paragraph-rsid="00211595" style:font-size-asian="10.5pt" style:font-size-complex="12pt"/>
    </style:style>
    <style:style style:name="P15" style:family="paragraph" style:parent-style-name="Standard">
      <style:text-properties fo:font-size="12pt" style:text-underline-style="none" officeooo:rsid="0022f4f5" officeooo:paragraph-rsid="0022f4f5" style:font-size-asian="10.5pt" style:font-size-complex="12pt"/>
    </style:style>
    <style:style style:name="P16" style:family="paragraph" style:parent-style-name="Standard">
      <style:text-properties fo:font-size="12pt" style:text-underline-style="none" officeooo:rsid="0023eb36" officeooo:paragraph-rsid="0023eb36" style:font-size-asian="10.5pt" style:font-size-complex="12pt"/>
    </style:style>
    <style:style style:name="P17" style:family="paragraph" style:parent-style-name="Table_20_Contents">
      <style:text-properties fo:font-size="12pt" officeooo:rsid="001a3837" officeooo:paragraph-rsid="001a3837" style:font-size-asian="10.5pt" style:font-size-complex="12pt"/>
    </style:style>
    <style:style style:name="P18" style:family="paragraph" style:parent-style-name="Table_20_Contents">
      <style:paragraph-properties fo:text-align="center" style:justify-single-word="false"/>
      <style:text-properties fo:font-size="12pt" officeooo:rsid="001a3837" officeooo:paragraph-rsid="001a3837" style:font-size-asian="10.5pt" style:font-size-complex="12pt"/>
    </style:style>
    <style:style style:name="P19" style:family="paragraph" style:parent-style-name="Table_20_Contents">
      <style:paragraph-properties fo:text-align="center" style:justify-single-word="false"/>
      <style:text-properties fo:font-size="12pt" officeooo:rsid="001a3837" officeooo:paragraph-rsid="001aa044" style:font-size-asian="10.5pt" style:font-size-complex="12pt"/>
    </style:style>
    <style:style style:name="P20" style:family="paragraph" style:parent-style-name="Table_20_Contents">
      <style:text-properties fo:font-size="12pt" officeooo:rsid="001a818e" officeooo:paragraph-rsid="001a818e" style:font-size-asian="10.5pt" style:font-size-complex="12pt"/>
    </style:style>
    <style:style style:name="P21" style:family="paragraph" style:parent-style-name="Table_20_Contents">
      <style:text-properties fo:font-size="12pt" officeooo:rsid="001aa044" officeooo:paragraph-rsid="001aa044" style:font-size-asian="10.5pt" style:font-size-complex="12pt"/>
    </style:style>
    <style:style style:name="P22" style:family="paragraph" style:parent-style-name="Table_20_Contents">
      <style:paragraph-properties fo:text-align="center" style:justify-single-word="false"/>
      <style:text-properties fo:font-size="12pt" officeooo:rsid="001aa044" officeooo:paragraph-rsid="001aa044" style:font-size-asian="10.5pt" style:font-size-complex="12pt"/>
    </style:style>
    <style:style style:name="P23" style:family="paragraph" style:parent-style-name="Table_20_Contents">
      <style:text-properties fo:font-size="12pt" officeooo:rsid="001c4af8" officeooo:paragraph-rsid="001c4af8" style:font-size-asian="10.5pt" style:font-size-complex="12pt"/>
    </style:style>
    <style:style style:name="P24" style:family="paragraph" style:parent-style-name="Table_20_Contents">
      <style:paragraph-properties fo:text-align="center" style:justify-single-word="false"/>
      <style:text-properties fo:font-size="12pt" officeooo:rsid="001c4af8" officeooo:paragraph-rsid="001c4af8" style:font-size-asian="10.5pt" style:font-size-complex="12pt"/>
    </style:style>
    <style:style style:name="P25" style:family="paragraph" style:parent-style-name="Table_20_Contents">
      <style:text-properties fo:font-size="12pt" officeooo:rsid="001caecc" officeooo:paragraph-rsid="001caecc" style:font-size-asian="10.5pt" style:font-size-complex="12pt"/>
    </style:style>
    <style:style style:name="P26" style:family="paragraph" style:parent-style-name="Table_20_Contents">
      <style:text-properties fo:font-size="12pt" officeooo:rsid="001d01b7" officeooo:paragraph-rsid="001d01b7" style:font-size-asian="10.5pt" style:font-size-complex="12pt"/>
    </style:style>
    <style:style style:name="P27" style:family="paragraph" style:parent-style-name="Table_20_Contents">
      <style:paragraph-properties fo:text-align="center" style:justify-single-word="false"/>
      <style:text-properties fo:font-size="12pt" officeooo:rsid="001d01b7" officeooo:paragraph-rsid="001d01b7" style:font-size-asian="10.5pt" style:font-size-complex="12pt"/>
    </style:style>
    <style:style style:name="P28" style:family="paragraph" style:parent-style-name="Table_20_Contents">
      <style:text-properties fo:font-size="12pt" officeooo:rsid="001fbc2c" officeooo:paragraph-rsid="001fbc2c" style:font-size-asian="10.5pt" style:font-size-complex="12pt"/>
    </style:style>
    <style:style style:name="P29" style:family="paragraph" style:parent-style-name="Table_20_Contents">
      <style:text-properties fo:font-size="12pt" officeooo:rsid="0025e4e8" officeooo:paragraph-rsid="0025e4e8" style:font-size-asian="10.5pt" style:font-size-complex="12pt"/>
    </style:style>
    <style:style style:name="P30" style:family="paragraph" style:parent-style-name="Table_20_Contents">
      <style:paragraph-properties fo:text-align="center" style:justify-single-word="false"/>
      <style:text-properties fo:font-size="12pt" fo:font-weight="bold" officeooo:rsid="001a3837" officeooo:paragraph-rsid="001a3837" style:font-size-asian="10.5pt" style:font-weight-asian="bold" style:font-size-complex="12pt" style:font-weight-complex="bold"/>
    </style:style>
    <style:style style:name="P31" style:family="paragraph" style:parent-style-name="Standard">
      <style:text-properties style:font-name="F16" fo:font-size="11pt" style:text-underline-style="none" officeooo:rsid="0025e4e8" officeooo:paragraph-rsid="0025e4e8" style:font-size-asian="11pt" style:font-size-complex="12pt"/>
    </style:style>
    <style:style style:name="P32" style:family="paragraph" style:parent-style-name="Standard">
      <style:text-properties style:font-name="F16" fo:font-size="14pt" style:text-underline-style="none" fo:font-weight="bold" officeooo:rsid="0023eb36" officeooo:paragraph-rsid="0025e4e8"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F16" fo:font-size="14pt" fo:font-weight="bold" style:font-size-asian="14pt" style:font-weight-asian="bold" style:font-size-complex="14pt" style:font-weight-complex="bold"/>
    </style:style>
    <style:style style:name="P34" style:family="paragraph" style:parent-style-name="Standard">
      <style:text-properties fo:color="#4169e1" loext:opacity="100%" style:font-name="F16" fo:font-size="14pt" style:text-underline-style="none" officeooo:rsid="0023eb36" officeooo:paragraph-rsid="0023eb36" style:font-size-asian="14pt" style:font-size-complex="14pt"/>
    </style:style>
    <style:style style:name="T1" style:family="text">
      <style:text-properties officeooo:rsid="001aa044"/>
    </style:style>
    <style:style style:name="T2" style:family="text">
      <style:text-properties officeooo:rsid="001c4af8"/>
    </style:style>
    <style:style style:name="T3" style:family="text">
      <style:text-properties officeooo:rsid="001caecc"/>
    </style:style>
    <style:style style:name="T4" style:family="text">
      <style:text-properties officeooo:rsid="001d01b7"/>
    </style:style>
    <style:style style:name="T5" style:family="text">
      <style:text-properties officeooo:rsid="001e775f"/>
    </style:style>
    <style:style style:name="T6" style:family="text">
      <style:text-properties officeooo:rsid="001fbc2c"/>
    </style:style>
    <style:style style:name="T7" style:family="text">
      <style:text-properties officeooo:rsid="0023513d"/>
    </style:style>
    <style:style style:name="T8" style:family="text">
      <style:text-properties style:font-name="F16"/>
    </style:style>
    <style:style style:name="T9" style:family="text">
      <style:text-properties style:font-name="F16" fo:font-weight="bold" style:font-weight-asian="bold" style:font-weight-complex="bold"/>
    </style:style>
    <style:style style:name="T10" style:family="text">
      <style:text-properties fo:color="#4169e1" loext:opacity="100%" style:font-name="F16"/>
    </style:style>
    <style:style style:name="T11" style:family="text">
      <style:text-properties fo:color="#4169e1" loext:opacity="100%" style:font-name="F16" officeooo:rsid="0023eb36"/>
    </style:style>
    <style:style style:name="T12" style:family="text">
      <style:text-properties fo:color="#4169e1" loext:opacity="100%" style:font-name="F16" officeooo:rsid="0025e4e8"/>
    </style:style>
    <style:style style:name="T13" style:family="text">
      <style:text-properties fo:color="#4169e1" loext:opacity="100%" style:font-name="F16" officeooo:rsid="0026832c"/>
    </style:style>
    <style:style style:name="T14" style:family="text">
      <style:text-properties fo:color="#4169e1" loext:opacity="100%" style:font-name="F16" officeooo:rsid="00286e3e"/>
    </style:style>
    <style:style style:name="T15" style:family="text">
      <style:text-properties fo:color="#4169e1" loext:opacity="100%" style:text-position="super 58%" style:font-name="F16" officeooo:rsid="00286e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livier MOUNEU</text:p>
      <text:p text:style-name="P3">FIA-5</text:p>
      <text:p text:style-name="P3"/>
      <text:p text:style-name="P3"/>
      <text:p text:style-name="P2">FOAD Sécurité des systèmes</text:p>
      <text:p text:style-name="P4">Accès distants et TD SSH</text:p>
      <text:p text:style-name="P1"/>
      <text:p text:style-name="P1"/>
      <text:p text:style-name="P5"/>
      <text:p text:style-name="P9">Questions :</text:p>
      <text:p text:style-name="P13"/>
      <text:p text:style-name="P13">Comparaison en terme de complexitté et coût financier</text:p>
      <text:p text:style-name="P1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Line2319979103120">
          <table:table-cell table:style-name="Tableau1.A1" table:number-rows-spanned="2" office:value-type="string">
            <text:p text:style-name="P30">Solution</text:p>
          </table:table-cell>
          <table:table-cell table:style-name="Tableau1.B1" table:number-columns-spanned="2" office:value-type="string">
            <text:p text:style-name="P18">Cout financier</text:p>
          </table:table-cell>
          <table:covered-table-cell/>
          <table:table-cell table:style-name="Tableau1.D1" table:number-columns-spanned="2" office:value-type="string">
            <text:p text:style-name="P18">Complexité</text:p>
          </table:table-cell>
          <table:covered-table-cell/>
          <table:table-cell table:style-name="Tableau1.F1" table:number-columns-spanned="2" office:value-type="string">
            <text:p text:style-name="P22">Protection des données</text:p>
          </table:table-cell>
          <table:covered-table-cell/>
        </table:table-row>
        <table:table-row table:style-name="TableLine2319979105024">
          <table:covered-table-cell/>
          <table:table-cell table:style-name="Tableau1.B2" office:value-type="string">
            <text:p text:style-name="P18">Note</text:p>
          </table:table-cell>
          <table:table-cell table:style-name="Tableau1.C2" office:value-type="string">
            <text:p text:style-name="P18">Critères</text:p>
          </table:table-cell>
          <table:table-cell table:style-name="Tableau1.D2" office:value-type="string">
            <text:p text:style-name="P18">Note</text:p>
          </table:table-cell>
          <table:table-cell table:style-name="Tableau1.E2" office:value-type="string">
            <text:p text:style-name="P18">Critères</text:p>
          </table:table-cell>
          <table:table-cell table:style-name="Tableau1.F2" office:value-type="string">
            <text:p text:style-name="P22">Note</text:p>
          </table:table-cell>
          <table:table-cell table:style-name="Tableau1.G2" office:value-type="string">
            <text:p text:style-name="P19">Critères</text:p>
          </table:table-cell>
        </table:table-row>
        <table:table-row table:style-name="TableLine2319979096864">
          <table:table-cell table:style-name="Tableau1.A5" office:value-type="string">
            <text:p text:style-name="P17">Infrastrucuture dédiée</text:p>
          </table:table-cell>
          <table:table-cell table:style-name="Tableau1.B3" office:value-type="string">
            <text:p text:style-name="P22">9</text:p>
          </table:table-cell>
          <table:table-cell table:style-name="Tableau1.C3" office:value-type="string">
            <text:p text:style-name="P21">Besoin matériel très important (coût infrastructure)</text:p>
            <text:p text:style-name="P21">Temps et ressources nécessaires<text:span text:style-name="T2">à la mise en place</text:span> importants</text:p>
          </table:table-cell>
          <table:table-cell table:style-name="Tableau1.D3" office:value-type="string">
            <text:p text:style-name="P18">10</text:p>
          </table:table-cell>
          <table:table-cell table:style-name="Tableau1.E3" office:value-type="string">
            <text:p text:style-name="P21">Installation, paramétrage et assurer la sécurité des équipements et de l’infrastructure</text:p>
          </table:table-cell>
          <table:table-cell table:style-name="Tableau1.F3" office:value-type="string">
            <text:p text:style-name="P24">9</text:p>
          </table:table-cell>
          <table:table-cell table:style-name="Tableau1.G3" office:value-type="string">
            <text:p text:style-name="P21">Le transfert des données se limite à l’infrastructure dédiée, ce qui limite l’exposition à des attaques</text:p>
            <text:p text:style-name="P23">On pourrait ajouter d<text:span text:style-name="T3">es solutions de chiffrement pour prévenir du sniffing</text:span></text:p>
          </table:table-cell>
        </table:table-row>
        <table:table-row table:style-name="TableLine2319979095504">
          <table:table-cell table:style-name="Tableau1.A4" office:value-type="string">
            <text:p text:style-name="P17">Traversée libre du réseau internet</text:p>
          </table:table-cell>
          <table:table-cell table:style-name="Tableau1.B4" office:value-type="string">
            <text:p text:style-name="P22">2</text:p>
          </table:table-cell>
          <table:table-cell table:style-name="Tableau1.C4" office:value-type="string">
            <text:p text:style-name="P21">Réseau facilement accessible peu couteux à rejoindre</text:p>
          </table:table-cell>
          <table:table-cell table:style-name="Tableau1.D4" office:value-type="string">
            <text:p text:style-name="P22">3</text:p>
          </table:table-cell>
          <table:table-cell table:style-name="Tableau1.E4" office:value-type="string">
            <text:p text:style-name="P21">Peu de configuration nécessaire</text:p>
          </table:table-cell>
          <table:table-cell table:style-name="Tableau1.F4" office:value-type="string">
            <text:p text:style-name="P22">0</text:p>
          </table:table-cell>
          <table:table-cell table:style-name="Tableau1.G4" office:value-type="string">
            <text:p text:style-name="P21">Aucune protection des données n’est assurée que ce soit en confidentialité, intégrité et authentification des données</text:p>
          </table:table-cell>
        </table:table-row>
        <table:table-row table:style-name="TableLine2319979095776">
          <table:table-cell table:style-name="Tableau1.A5" office:value-type="string">
            <text:p text:style-name="P17">VPN IPSec</text:p>
          </table:table-cell>
          <table:table-cell table:style-name="Tableau1.B5" office:value-type="string">
            <text:p text:style-name="P22">6</text:p>
          </table:table-cell>
          <table:table-cell table:style-name="Tableau1.C5" office:value-type="string">
            <text:p text:style-name="P20">Nécessite matériels adaptés (routeurs) <text:span text:style-name="T5">ou matériel supportant ce protocole</text:span></text:p>
          </table:table-cell>
          <table:table-cell table:style-name="Tableau1.D5" office:value-type="string">
            <text:p text:style-name="P18">7</text:p>
          </table:table-cell>
          <table:table-cell table:style-name="Tableau1.E5" office:value-type="string">
            <text:p text:style-name="P17">Plus complexe à mettre en place qu’<text:span text:style-name="T1">un VPN </text:span>SSL <text:span text:style-name="T3">en terme de paramétrage</text:span></text:p>
            <text:p text:style-name="P21"><text:span text:style-name="T6">VPN IPSec e</text:span>st plus adapté pour la connexion site-to-site</text:p>
          </table:table-cell>
          <table:table-cell table:style-name="Tableau1.F5" office:value-type="string">
            <text:p text:style-name="P22">8</text:p>
          </table:table-cell>
          <table:table-cell table:style-name="Tableau1.G5" office:value-type="string">
            <text:p text:style-name="P21">Avec le protocole IPSec <text:span text:style-name="T2">(configurer avec protocole ESP), on rend totalement indéchiffrable le contenu du paquet (protocole utilisé et données), les adresses IP d’origine et de destination</text:span></text:p>
            <text:p text:style-name="P23">L’authentification, l’intégrité et la confidentialité sont assurées</text:p>
          </table:table-cell>
        </table:table-row>
        <table:table-row table:style-name="TableLine2319979102032">
          <table:table-cell table:style-name="Tableau1.A6" office:value-type="string">
            <text:p text:style-name="P17">VPN SSL</text:p>
          </table:table-cell>
          <table:table-cell table:style-name="Tableau1.B6" office:value-type="string">
            <text:p text:style-name="P22">5</text:p>
          </table:table-cell>
          <table:table-cell table:style-name="Tableau1.C6" office:value-type="string">
            <text:p text:style-name="P20">Un navigateur peut suffire à établir un tunnel VPN SSL</text:p>
            <text:p text:style-name="P28">Besoin <text:s/>seulement d’un routeur prenant en charge protocole VPN SSL (logiciel) pour fonctionner</text:p>
          </table:table-cell>
          <table:table-cell table:style-name="Tableau1.D6" office:value-type="string">
            <text:p text:style-name="P18">6</text:p>
          </table:table-cell>
          <table:table-cell table:style-name="Tableau1.E6" office:value-type="string">
            <text:p text:style-name="P25">Idéal pour mise en place d’un accès distant à des salariés</text:p>
            <text:p text:style-name="P25">Nécessite configuration SSL (<text:span text:style-name="T4">certificats)</text:span></text:p>
          </table:table-cell>
          <table:table-cell table:style-name="Tableau1.F6" office:value-type="string">
            <text:p text:style-name="P27">7</text:p>
          </table:table-cell>
          <table:table-cell table:style-name="Tableau1.G6" office:value-type="string">
            <text:p text:style-name="P26">Permet <text:span text:style-name="T5">d’authentifier des utilisateurs et permet aisin un</text:span> contrôle plus fin dans la gestion des accès des utilisateurs</text:p>
          </table:table-cell>
        </table:table-row>
      </table:table>
      <text:p text:style-name="P13"><text:soft-page-break/></text:p>
      <text:p text:style-name="P14">Le MAC ESP dans le paquet IPSec permet d’authentifier un message, on s’assure que le paquet reçu provient bien de la source attendue.</text:p>
      <text:p text:style-name="P14"/>
      <text:p text:style-name="P15">Le passage à l’échelle est la faculté d’un système à pouvoir changer de taille en fonction de l’évolution des besoins. Dans le cadre du partage des clés, IPSec prend cette contrainte en compte grâce au protocole Internet Key Exchange (IKE), IKE assure la Security Association. IKE prend en charge l’authentification grâce à l’échange de clé pré-partagées, signature ou clé publique (ex. certificat X.509). <text:span text:style-name="T7">L’échange de clé symmétrique pour la communication entre les deux appareils se fait grâce à la méthode Diffie-Hellman.</text:span></text:p>
      <text:p text:style-name="P15"/>
      <text:p text:style-name="P15"/>
      <text:p text:style-name="P15"/>
      <text:p text:style-name="P10">TD</text:p>
      <text:p text:style-name="P16"/>
      <text:p text:style-name="P16">L’addition est donc équivalente à un OU exclusif (XOR) et la multiplication à un ET (AND).</text:p>
      <text:p text:style-name="P16"/>
      <table:table table:name="Tableau2" table:style-name="Tableau2">
        <table:table-column table:style-name="Tableau2.A"/>
        <table:table-column table:style-name="Tableau2.B"/>
        <table:table-row table:style-name="TableLine2319979092240">
          <table:table-cell table:style-name="Tableau2.A1" office:value-type="string">
            <text:p text:style-name="P31">Addition</text:p>
          </table:table-cell>
          <table:table-cell table:style-name="Tableau2.A1" office:value-type="string">
            <text:p text:style-name="P29">Multiplication</text:p>
          </table:table-cell>
        </table:table-row>
        <table:table-row table:style-name="TableLine2319979121344">
          <table:table-cell table:style-name="Tableau2.A1" office:value-type="string">
            <text:p text:style-name="P32">+ 0 1 2 3 4</text:p>
            <text:p text:style-name="P8"><text:span text:style-name="T9">0</text:span><text:span text:style-name="T8"> 0 1 2 3 4</text:span></text:p>
            <text:p text:style-name="P8"><text:span text:style-name="T9">1</text:span><text:span text:style-name="T8"> 1 2 3 4 0</text:span></text:p>
            <text:p text:style-name="P8"><text:span text:style-name="T9">2</text:span><text:span text:style-name="T8"> 2 </text:span><text:span text:style-name="T11">3 4 </text:span><text:span text:style-name="T12">0 1</text:span></text:p>
            <text:p text:style-name="P8"><text:span text:style-name="T9">3</text:span><text:span text:style-name="T8"> 3 </text:span><text:span text:style-name="T11">4 </text:span><text:span text:style-name="T12">0 1 2</text:span></text:p>
            <text:p text:style-name="P11"><text:span text:style-name="T9">4</text:span><text:span text:style-name="T8"> 4 </text:span><text:span text:style-name="T12">0 1 2 3</text:span></text:p>
          </table:table-cell>
          <table:table-cell table:style-name="Tableau2.A1" office:value-type="string">
            <text:p text:style-name="P33">x 0 1 2 3 4</text:p>
            <text:p text:style-name="P7"><text:span text:style-name="T9">0</text:span><text:span text:style-name="T8"> 0 0 0 0 0</text:span></text:p>
            <text:p text:style-name="P7"><text:span text:style-name="T9">1</text:span><text:span text:style-name="T8"> 0 1 2 3 4</text:span></text:p>
            <text:p text:style-name="P7"><text:span text:style-name="T9">2</text:span><text:span text:style-name="T8"> 0 </text:span><text:span text:style-name="T13">2 4</text:span><text:span text:style-name="T8"> 1 3</text:span></text:p>
            <text:p text:style-name="P7"><text:span text:style-name="T9">3</text:span><text:span text:style-name="T8"> 0 </text:span><text:span text:style-name="T13">3 1 4 2</text:span></text:p>
            <text:p text:style-name="P6"><text:span text:style-name="T9">4</text:span><text:span text:style-name="T8"> 0 4 </text:span><text:span text:style-name="T13">3 2 1</text:span></text:p>
          </table:table-cell>
        </table:table-row>
      </table:table>
      <text:p text:style-name="P16"/>
      <text:p text:style-name="P31"/>
      <text:p text:style-name="P34"/>
      <text:p text:style-name="P12"><text:span text:style-name="T10">Extention </text:span><text:span text:style-name="T14">de corps de Galois Z/2</text:span><text:span text:style-name="T15">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F16" svg:font-family="F16"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6T10:52:29.288000000</meta:creation-date>
    <dc:date>2022-03-14T17:24:09.084000000</dc:date>
    <meta:editing-duration>PT8H54M38S</meta:editing-duration>
    <meta:editing-cycles>12</meta:editing-cycles>
    <meta:generator>LibreOffice/7.0.4.2$Windows_X86_64 LibreOffice_project/dcf040e67528d9187c66b2379df5ea4407429775</meta:generator>
    <meta:document-statistic meta:table-count="2" meta:image-count="0" meta:object-count="0" meta:page-count="2" meta:paragraph-count="69" meta:word-count="460" meta:character-count="2638" meta:non-whitespace-character-count="2246"/>
  </office:meta>
</office:document-meta>
</file>